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b39" officeooo:paragraph-rsid="000e2b3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e2b39" officeooo:paragraph-rsid="000e2b3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e2b39" officeooo:paragraph-rsid="000e2b3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011a8" officeooo:paragraph-rsid="001011a8"/>
    </style:style>
    <style:style style:name="P5" style:family="paragraph" style:parent-style-name="Standard">
      <style:text-properties officeooo:rsid="00130866" officeooo:paragraph-rsid="00130866"/>
    </style:style>
    <style:style style:name="P6" style:family="paragraph" style:parent-style-name="Standard" style:list-style-name="L1">
      <style:text-properties officeooo:rsid="000e2b39" officeooo:paragraph-rsid="000e2b39"/>
    </style:style>
    <style:style style:name="P7" style:family="paragraph" style:parent-style-name="Standard" style:list-style-name="L1">
      <style:text-properties officeooo:rsid="000f5a1a" officeooo:paragraph-rsid="000f5a1a"/>
    </style:style>
    <style:style style:name="P8" style:family="paragraph" style:parent-style-name="Standard" style:list-style-name="L1">
      <style:text-properties officeooo:rsid="001011a8" officeooo:paragraph-rsid="001011a8"/>
    </style:style>
    <style:style style:name="P9" style:family="paragraph" style:parent-style-name="Standard" style:list-style-name="L1">
      <style:text-properties officeooo:rsid="00108b6b" officeooo:paragraph-rsid="00108b6b"/>
    </style:style>
    <style:style style:name="P10" style:family="paragraph" style:parent-style-name="Standard" style:list-style-name="L1">
      <style:text-properties officeooo:rsid="00117364" officeooo:paragraph-rsid="00117364"/>
    </style:style>
    <style:style style:name="P11" style:family="paragraph" style:parent-style-name="Standard" style:list-style-name="L1">
      <style:text-properties officeooo:rsid="00130866" officeooo:paragraph-rsid="00130866"/>
    </style:style>
    <style:style style:name="P12" style:family="paragraph" style:parent-style-name="Standard">
      <style:text-properties officeooo:rsid="00130866" officeooo:paragraph-rsid="00130866"/>
    </style:style>
    <style:style style:name="P13" style:family="paragraph" style:parent-style-name="Standard" style:list-style-name="L1">
      <style:text-properties officeooo:rsid="00138842" officeooo:paragraph-rsid="00138842"/>
    </style:style>
    <style:style style:name="P14" style:family="paragraph" style:parent-style-name="Standard">
      <style:text-properties officeooo:rsid="00138842" officeooo:paragraph-rsid="00138842"/>
    </style:style>
    <style:style style:name="P15" style:family="paragraph" style:parent-style-name="Standard">
      <style:text-properties officeooo:rsid="0013e8b7" officeooo:paragraph-rsid="0013e8b7"/>
    </style:style>
    <style:style style:name="P16" style:family="paragraph" style:parent-style-name="Standard">
      <style:text-properties fo:font-size="20pt" style:text-underline-style="solid" style:text-underline-width="auto" style:text-underline-color="font-color" fo:font-weight="bold" officeooo:rsid="0013e8b7" officeooo:paragraph-rsid="0013e8b7" style:font-size-asian="20pt" style:font-weight-asian="bold" style:font-size-complex="20pt" style:font-weight-complex="bold"/>
    </style:style>
    <style:style style:name="P17" style:family="paragraph" style:parent-style-name="Standard" style:list-style-name="L1">
      <style:text-properties officeooo:rsid="0014be0a" officeooo:paragraph-rsid="0014be0a"/>
    </style:style>
    <style:style style:name="T1" style:family="text">
      <style:text-properties officeooo:rsid="001308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untes </text:p>
      <text:p text:style-name="P1"/>
      <text:p text:style-name="P1">+<text:span text:style-name="T1">G</text:span>it </text:p>
      <text:p text:style-name="P1">+<text:span text:style-name="T1">E</text:span>clipse</text:p>
      <text:p text:style-name="P4">+<text:span text:style-name="T1">U</text:span>nit test</text:p>
      <text:p text:style-name="P4">+<text:span text:style-name="T1">M</text:span>onodevelop</text:p>
      <text:p text:style-name="P5">+Android Studio</text:p>
      <text:p text:style-name="P4"/>
      <text:p text:style-name="P3">NUEVO</text:p>
      <text:p text:style-name="P1"/>
      <text:list xml:id="list3081440617834712804" text:style-name="L1">
        <text:list-item>
          <text:p text:style-name="P6">Eclipse</text:p>
        </text:list-item>
        <text:list-item>
          <text:p text:style-name="P6">Gradle </text:p>
        </text:list-item>
        <text:list-item>
          <text:p text:style-name="P6">Javafx← scene builder (?)</text:p>
        </text:list-item>
        <text:list-item>
          <text:p text:style-name="P7">Javadoc</text:p>
        </text:list-item>
        <text:list-item>
          <text:p text:style-name="P8">Monodevelop </text:p>
        </text:list-item>
        <text:list-item>
          <text:p text:style-name="P8">Monodoc</text:p>
        </text:list-item>
        <text:list-item>
          <text:p text:style-name="P9">Glade</text:p>
        </text:list-item>
        <text:list-item>
          <text:p text:style-name="P10">Android Studio</text:p>
        </text:list-item>
        <text:list-item>
          <text:p text:style-name="P11">Pycharm</text:p>
        </text:list-item>
      </text:list>
      <text:p text:style-name="P5"/>
      <text:p text:style-name="P16">JavaFX</text:p>
      <text:p text:style-name="P16"/>
      <text:list xml:id="list102747430169158" text:continue-numbering="true" text:style-name="L1">
        <text:list-item>
          <text:p text:style-name="P13">Instalar JetBrains ToolsBox,IntelliJ Idea, toolbox app y lo descargas.</text:p>
          <text:p text:style-name="P13"/>
        </text:list-item>
      </text:list>
      <text:p text:style-name="P14"/>
      <text:list xml:id="list102748701540032" text:continue-numbering="true" text:style-name="L1">
        <text:list-item>
          <text:p text:style-name="P17">Lo haremos con java8 → tutorial google: javafx oracle 2 entrada y le das a documentation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8:26.412862365</meta:creation-date>
    <dc:date>2019-04-01T10:27:47.054421003</dc:date>
    <meta:editing-duration>PT2H12M5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60" meta:character-count="330" meta:non-whitespace-character-count="297"/>
  </office:meta>
</office:document-meta>
</file>